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456e"/>
    </style:style>
    <style:style style:name="P2" style:family="paragraph" style:parent-style-name="Standard">
      <style:text-properties officeooo:paragraph-rsid="0015970a"/>
    </style:style>
    <style:style style:name="P3" style:family="paragraph" style:parent-style-name="Standard">
      <style:text-properties officeooo:rsid="0011456e" officeooo:paragraph-rsid="0011456e"/>
    </style:style>
    <style:style style:name="P4" style:family="paragraph" style:parent-style-name="Standard">
      <style:text-properties officeooo:rsid="001177f7" officeooo:paragraph-rsid="001177f7"/>
    </style:style>
    <style:style style:name="P5" style:family="paragraph" style:parent-style-name="Standard" style:list-style-name="L1">
      <style:text-properties officeooo:rsid="001177f7" officeooo:paragraph-rsid="001177f7"/>
    </style:style>
    <style:style style:name="P6" style:family="paragraph" style:parent-style-name="Standard">
      <style:text-properties officeooo:rsid="0011f49b" officeooo:paragraph-rsid="0011f49b"/>
    </style:style>
    <style:style style:name="P7" style:family="paragraph" style:parent-style-name="Standard" style:list-style-name="L1">
      <style:text-properties officeooo:paragraph-rsid="00141b90"/>
    </style:style>
    <style:style style:name="P8" style:family="paragraph" style:parent-style-name="Standard" style:list-style-name="L1">
      <style:text-properties officeooo:rsid="00141b90" officeooo:paragraph-rsid="00141b90"/>
    </style:style>
    <style:style style:name="P9" style:family="paragraph" style:parent-style-name="Standard">
      <style:text-properties officeooo:rsid="00141b90" officeooo:paragraph-rsid="00141b90"/>
    </style:style>
    <style:style style:name="P10" style:family="paragraph" style:parent-style-name="Standard">
      <style:text-properties officeooo:paragraph-rsid="0015970a"/>
    </style:style>
    <style:style style:name="P11" style:family="paragraph">
      <style:paragraph-properties fo:text-align="center"/>
    </style:style>
    <style:style style:name="T1" style:family="text">
      <style:text-properties officeooo:rsid="0011456e"/>
    </style:style>
    <style:style style:name="T2" style:family="text">
      <style:text-properties officeooo:rsid="00141b90"/>
    </style:style>
    <style:style style:name="T3" style:family="text">
      <style:text-properties officeooo:rsid="001536f7"/>
    </style:style>
    <style:style style:name="T4" style:family="text">
      <style:text-properties officeooo:rsid="0015970a"/>
    </style:style>
    <style:style style:name="T5" style:family="text">
      <style:text-properties officeooo:rsid="001785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tion technique du site vitrine Osteo</text:p>
      <text:p text:style-name="P3"/>
      <text:p text:style-name="P3">Site accessible à l'adresse : </text:p>
      <text:p text:style-name="P1"><text:a xlink:type="simple" xlink:href="http://ppeepsi2016.franceserv.com/vitrine/Controlleur/espacePublic/index.php"><text:span text:style-name="T1">http://ppeepsi2016.franceserv.com/vitrine/Controlleur/espacePublic/index.php</text:span></text:a></text:p>
      <text:p text:style-name="P3"/>
      <text:p text:style-name="P4">faire mcd</text:p>
      <text:p text:style-name="P4">explication MVC</text:p>
      <text:p text:style-name="P4">explication lien avec l'autre module</text:p>
      <text:p text:style-name="P4"/>
      <text:p text:style-name="P6">La base de donnée est gérer par MySql.</text:p>
      <text:p text:style-name="P4"/>
      <text:p text:style-name="P4">Le code du site suit le concept d'orgnisation Modele.Vue.Controlleur.</text:p>
      <text:list xml:id="list12139181681" text:style-name="L1">
        <text:list-item>
          <text:p text:style-name="P5">Le modele : regroupe les pages qui récupèrent, envois, modifie ou supprime des données de la base de donnée.</text:p>
        </text:list-item>
        <text:list-item>
          <text:p text:style-name="P7"><text:span text:style-name="T2">Le controlleur </text:span><text:span text:style-name="T3">effectue des calculs, des tests et fait le lient entre le modele et la vue.</text:span></text:p>
        </text:list-item>
        <text:list-item>
          <text:p text:style-name="P8">La vue affiche le rendu.</text:p>
        </text:list-item>
      </text:list>
      <text:p text:style-name="P9"/>
      <text:p text:style-name="P2"><draw:rect text:anchor-type="paragraph" draw:z-index="0" draw:style-name="gr1" draw:text-style-name="P11" svg:width="1.5cm" svg:height="1.5cm" svg:x="7.382cm" svg:y="3.087cm"><text:p text:style-name="P11">Racine</text:p></draw:rect><text:span text:style-name="T4">Le site est construit suivant ce principe. </text:span><text:span text:style-name="T5">Chaque module (modele/vue/controlleur) possède donc un dossier qui lui est propre. Dans chacun de ces dossier, on observe une deuxieme division des dossiers. En effet, étant en la présence d'une interface public et une interface privée, chacun possède également son propre dossier. On a donc une architecture de ce genre : </text:span></text:p>
      <text:p text:style-name="P2"><text:span text:style-name="T5"/></text:p>
      <text:p text:style-name="P2"><text:span text:style-name="T5"/></text:p>
      <text:p text:style-name="P2"><text:span text:style-name="T5"/></text:p>
      <text:p text:style-name="P2"><draw:line text:anchor-type="paragraph" draw:z-index="18" draw:style-name="gr2" draw:text-style-name="P11" svg:x1="2.423cm" svg:y1="3.662cm" svg:x2="1.044cm" svg:y2="5.601cm"><text:p/></draw:line><draw:line text:anchor-type="paragraph" draw:z-index="17" draw:style-name="gr2" draw:text-style-name="P11" svg:x1="2.556cm" svg:y1="3.662cm" svg:x2="4.05cm" svg:y2="5.601cm"><text:p/></draw:line><draw:line text:anchor-type="paragraph" draw:z-index="16" draw:style-name="gr2" draw:text-style-name="P11" svg:x1="13.764cm" svg:y1="3.653cm" svg:x2="15.2cm" svg:y2="5.592cm"><text:p/></draw:line><draw:line text:anchor-type="paragraph" draw:z-index="15" draw:style-name="gr2" draw:text-style-name="P11" svg:x1="13.592cm" svg:y1="3.653cm" svg:x2="12.137cm" svg:y2="5.592cm"><text:p/></draw:line><draw:line text:anchor-type="paragraph" draw:z-index="14" draw:style-name="gr2" draw:text-style-name="P11" svg:x1="7.979cm" svg:y1="3.653cm" svg:x2="6.6cm" svg:y2="5.592cm"><text:p/></draw:line><draw:line text:anchor-type="paragraph" draw:z-index="13" draw:style-name="gr2" draw:text-style-name="P11" svg:x1="8.151cm" svg:y1="3.653cm" svg:x2="9.643cm" svg:y2="5.592cm"><text:p/></draw:line><draw:line text:anchor-type="paragraph" draw:z-index="12" draw:style-name="gr2" draw:text-style-name="P11" svg:x1="7.382cm" svg:y1="1.178cm" svg:x2="3.313cm" svg:y2="2.162cm"><text:p/></draw:line><draw:line text:anchor-type="paragraph" draw:z-index="11" draw:style-name="gr2" draw:text-style-name="P11" svg:x1="8.881cm" svg:y1="1.178cm" svg:x2="12.95cm" svg:y2="2.153cm"><text:p/></draw:line><draw:line text:anchor-type="paragraph" draw:z-index="10" draw:style-name="gr2" draw:text-style-name="P11" svg:x1="8.112cm" svg:y1="1.178cm" svg:x2="8.112cm" svg:y2="2.153cm"><text:p/></draw:line><draw:rect text:anchor-type="paragraph" draw:z-index="4" draw:style-name="gr1" draw:text-style-name="P11" svg:width="1.5cm" svg:height="1.5cm" svg:x="0.314cm" svg:y="5.6cm"><text:p text:style-name="P11">Public</text:p></draw:rect><draw:rect text:anchor-type="paragraph" draw:z-index="5" draw:style-name="gr1" draw:text-style-name="P11" svg:width="1.5cm" svg:height="1.5cm" svg:x="3.313cm" svg:y="5.6cm"><text:p text:style-name="P11">Privé</text:p></draw:rect><draw:rect text:anchor-type="paragraph" draw:z-index="8" draw:style-name="gr1" draw:text-style-name="P11" svg:width="1.5cm" svg:height="1.5cm" svg:x="11.451cm" svg:y="5.592cm"><text:p text:style-name="P11">Public</text:p></draw:rect><draw:rect text:anchor-type="paragraph" draw:z-index="9" draw:style-name="gr1" draw:text-style-name="P11" svg:width="1.5cm" svg:height="1.5cm" svg:x="14.45cm" svg:y="5.592cm"><text:p text:style-name="P11">Privé</text:p></draw:rect><draw:rect text:anchor-type="paragraph" draw:z-index="7" draw:style-name="gr1" draw:text-style-name="P11" svg:width="1.5cm" svg:height="1.5cm" svg:x="8.881cm" svg:y="5.592cm"><text:p text:style-name="P11">Privé</text:p></draw:rect><draw:rect text:anchor-type="paragraph" draw:z-index="6" draw:style-name="gr1" draw:text-style-name="P11" svg:width="1.5cm" svg:height="1.5cm" svg:x="5.883cm" svg:y="5.592cm"><text:p text:style-name="P11">Public</text:p></draw:rect><draw:rect text:anchor-type="paragraph" draw:z-index="1" draw:style-name="gr1" draw:text-style-name="P11" svg:width="1.5cm" svg:height="1.5cm" svg:x="1.813cm" svg:y="2.163cm"><text:p text:style-name="P11">Modele</text:p></draw:rect><draw:rect text:anchor-type="paragraph" draw:z-index="3" draw:style-name="gr1" draw:text-style-name="P11" svg:width="1.5cm" svg:height="1.5cm" svg:x="12.95cm" svg:y="2.154cm"><text:p text:style-name="P11">Controlleur</text:p></draw:rect><draw:rect text:anchor-type="paragraph" draw:z-index="2" draw:style-name="gr1" draw:text-style-name="P11" svg:width="1.5cm" svg:height="1.5cm" svg:x="7.382cm" svg:y="2.154cm"><text:p text:style-name="P11">Vue</text:p></draw:rect><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3-04-08T22:14:33</meta:creation-date>
    <dc:date>2013-04-08T22:31:19</dc:date>
    <dc:creator>Nicolas </dc:creator>
    <meta:editing-duration>PT8M27S</meta:editing-duration>
    <meta:editing-cycles>9</meta:editing-cycles>
    <meta:generator>LibreOffice/3.6$Linux_X86_64 LibreOffice_project/360m1$Build-2</meta:generator>
    <meta:document-statistic meta:table-count="0" meta:image-count="0" meta:object-count="0" meta:page-count="1" meta:paragraph-count="12" meta:word-count="140" meta:character-count="909" meta:non-whitespace-character-count="782"/>
  </office:meta>
</office:document-meta>
</file>